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it" fo:country="IT"/>
    </style:style>
    <style:style style:name="P2" style:family="paragraph" style:parent-style-name="Standard">
      <style:paragraph-properties fo:margin-left="0.4925in" fo:margin-right="0in" fo:text-indent="0.4925in" style:auto-text-indent="false">
        <style:tab-stops/>
      </style:paragraph-properties>
    </style:style>
    <style:style style:name="P3" style:family="paragraph" style:parent-style-name="Standard">
      <style:paragraph-properties fo:margin-left="0.4925in" fo:margin-right="0in" fo:text-indent="0in" style:auto-text-indent="false">
        <style:tab-stops/>
      </style:paragraph-properties>
    </style:style>
    <style:style style:name="P4" style:family="paragraph" style:parent-style-name="Standard">
      <style:paragraph-properties fo:margin-left="0.9846in" fo:margin-right="0in" fo:text-indent="0in" style:auto-text-indent="false">
        <style:tab-stops/>
      </style:paragraph-properties>
    </style:style>
    <style:style style:name="P5" style:family="paragraph" style:parent-style-name="Standard" style:master-page-name="MP0">
      <style:paragraph-properties style:page-number="auto" fo:break-before="page"/>
      <style:text-properties fo:language="it" fo:country="IT"/>
    </style:style>
    <style:style style:name="P6" style:family="paragraph" style:parent-style-name="Standard">
      <style:text-properties fo:language="it" fo:country="IT"/>
    </style:style>
    <style:style style:name="T1" style:family="text">
      <style:text-properties fo:language="it" fo:country="I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Dan Scarafoni</text:p>
      <text:p text:style-name="P1">Lambda Calculus week 3-4</text:p>
      <text:p text:style-name="P1"/>
      <text:p text:style-name="P1">note- not all functions were calculated in normal order, however because the Church-Rosser theorem states that both applicative and normal order will result in the same result, the distinction was deemed irrelevant for the following.</text:p>
      <text:p text:style-name="P1"/>
      <text:p text:style-name="P1"/>
      <text:p text:style-name="P1">3.3.1</text:p>
      <text:p text:style-name="Standard"><text:span text:style-name="Default_20_Paragraph_20_Font"><text:span text:style-name="T1"><text:tab/></text:span></text:span>λ<text:span text:style-name="Default_20_Paragraph_20_Font"><text:span text:style-name="T1">n.(((cond zero) (pred1 n)) (iszero n))</text:span></text:span></text:p>
      <text:p text:style-name="Standard"><text:span text:style-name="Default_20_Paragraph_20_Font"><text:span text:style-name="T1"><text:tab/></text:span></text:span>λ<text:span text:style-name="Default_20_Paragraph_20_Font"><text:span text:style-name="T1">n.(((</text:span></text:span>λ<text:span text:style-name="Default_20_Paragraph_20_Font"><text:span text:style-name="T1">e1.</text:span></text:span>λ<text:span text:style-name="Default_20_Paragraph_20_Font"><text:span text:style-name="T1">e2.</text:span></text:span>λ<text:span text:style-name="Default_20_Paragraph_20_Font"><text:span text:style-name="T1">c.((c e1) e2) </text:span></text:span>λ<text:span text:style-name="Default_20_Paragraph_20_Font"><text:span text:style-name="T1">x.x) (</text:span></text:span>λ<text:span text:style-name="Default_20_Paragraph_20_Font"><text:span text:style-name="T1">n.(n select-second) n)) (iszero n))</text:span></text:span></text:p>
      <text:p text:style-name="Standard"><text:span text:style-name="Default_20_Paragraph_20_Font"><text:span text:style-name="T1"><text:tab/></text:span></text:span>λ<text:span text:style-name="Default_20_Paragraph_20_Font"><text:span text:style-name="T1">n.(((</text:span></text:span>λ<text:span text:style-name="Default_20_Paragraph_20_Font"><text:span text:style-name="T1">e1.</text:span></text:span>λ<text:span text:style-name="Default_20_Paragraph_20_Font"><text:span text:style-name="T1">e2.</text:span></text:span>λ<text:span text:style-name="Default_20_Paragraph_20_Font"><text:span text:style-name="T1">c.((c </text:span></text:span><text:span text:style-name="Default_20_Paragraph_20_Font"><text:span text:style-name="T1">e1) e2) </text:span></text:span>λ<text:span text:style-name="Default_20_Paragraph_20_Font"><text:span text:style-name="T1">x.x) (</text:span></text:span>λ<text:span text:style-name="Default_20_Paragraph_20_Font"><text:span text:style-name="T1">n.(n select-second) n)) (iszero n))</text:span></text:span></text:p>
      <text:p text:style-name="Standard"><text:span text:style-name="Default_20_Paragraph_20_Font"><text:span text:style-name="T1"><text:tab/></text:span></text:span>λ<text:span text:style-name="Default_20_Paragraph_20_Font"><text:span text:style-name="T1">n.((</text:span></text:span>λ<text:span text:style-name="Default_20_Paragraph_20_Font"><text:span text:style-name="T1">e2.</text:span></text:span>λ<text:span text:style-name="Default_20_Paragraph_20_Font"><text:span text:style-name="T1">c.((c </text:span></text:span>λ<text:span text:style-name="Default_20_Paragraph_20_Font"><text:span text:style-name="T1">x.x) e2) (</text:span></text:span>λ<text:span text:style-name="Default_20_Paragraph_20_Font"><text:span text:style-name="T1">n.(n select-second) n)) (iszero n))</text:span></text:span></text:p>
      <text:p text:style-name="Standard"><text:span text:style-name="Default_20_Paragraph_20_Font"><text:span text:style-name="T1"><text:tab/></text:span></text:span>λ<text:span text:style-name="Default_20_Paragraph_20_Font"><text:span text:style-name="T1">n.(</text:span></text:span>λ<text:span text:style-name="Default_20_Paragraph_20_Font"><text:span text:style-name="T1">c.((c </text:span></text:span>λ<text:span text:style-name="Default_20_Paragraph_20_Font"><text:span text:style-name="T1">x.x) (</text:span></text:span>λ<text:span text:style-name="Default_20_Paragraph_20_Font"><text:span text:style-name="T1">n.(n select-second))) (iszero n))</text:span></text:span></text:p>
      <text:p text:style-name="Standard"><text:span text:style-name="Default_20_Paragraph_20_Font"><text:span text:style-name="T1"><text:tab/></text:span></text:span>λ<text:span text:style-name="Default_20_Paragraph_20_Font"><text:span text:style-name="T1">n.(((iszero n) zero) (pred1 n))</text:span></text:span></text:p>
      <text:p text:style-name="P1"/>
      <text:p text:style-name="P1">3.3.2</text:p>
      <text:p text:style-name="Standard"><text:span text:style-name="Default_20_Paragraph_20_Font"><text:span text:style-name="T1"><text:tab/></text:span></text:span>λ<text:span text:style-name="Default_20_Paragraph_20_Font"><text:span text:style-name="T1">n.(((iszero n) zero) (pred1 n))</text:span></text:span></text:p>
      <text:p text:style-name="Standard"><text:span text:style-name="Default_20_Paragraph_20_Font"><text:span text:style-name="T1"><text:tab/></text:span></text:span>λn.(((iszero n) λx.x) (λn.(n select-second) n))</text:p>
      <text:p text:style-name="Standard"><text:tab/>λn.(((iszero n) λx.x) (n select-second))</text:p>
      <text:p text:style-name="Standard"/>
      <text:p text:style-name="Standard">3.3.3</text:p>
      <text:p text:style-name="Standard"><text:tab/>implies = λa.λb((a b) true)</text:p>
      <text:p text:style-name="Standard"><text:tab/></text:p>
      <text:p text:style-name="Standard"><text:tab/>a<text:tab/>b<text:tab/>result</text:p>
      <text:p text:style-name="Standard"><text:tab/>true<text:tab/>true<text:tab/> ((λa.λb((a b) true) true) true)</text:p>
      <text:p text:style-name="Standard"><text:tab/><text:tab/><text:tab/>(λb((true b) true) true) true)</text:p>
      <text:p text:style-name="Standard"><text:tab/><text:tab/><text:tab/>(true true) true)</text:p>
      <text:p text:style-name="Standard"><text:tab/><text:tab/><text:tab/>true</text:p>
      <text:p text:style-name="Standard"><text:tab/>--------------------------------------------------------</text:p>
      <text:p text:style-name="Standard"><text:tab/>true<text:tab/>false<text:tab/>((λa.λb.((a b) true) true) false)</text:p>
      <text:p text:style-name="Standard"><text:tab/><text:tab/><text:tab/>(λb.((true b) true) false)</text:p>
      <text:p text:style-name="Standard"><text:tab/><text:tab/><text:tab/>((true false) true)</text:p>
      <text:p text:style-name="Standard"><text:tab/><text:tab/><text:tab/>false</text:p>
      <text:p text:style-name="Standard"><text:tab/>--------------------------------------------------------</text:p>
      <text:p text:style-name="Standard"><text:tab/>false<text:tab/>true<text:tab/>((λa.λb.((a b) true) false) true)</text:p>
      <text:p text:style-name="Standard"><text:tab/><text:tab/><text:tab/>(λb.((false b) true) true)</text:p>
      <text:p text:style-name="Standard"><text:tab/><text:tab/><text:tab/>((false true) true)</text:p>
      <text:p text:style-name="Standard"><text:tab/><text:tab/><text:tab/>true</text:p>
      <text:p text:style-name="Standard"><text:tab/>--------------------------------------------------------</text:p>
      <text:p text:style-name="Standard"><text:tab/>false<text:tab/>false<text:tab/>((λa.λb.((a b) true) false) false)</text:p>
      <text:p text:style-name="Standard"><text:tab/><text:tab/><text:tab/>(λb.((false b) true) false)</text:p>
      <text:p text:style-name="Standard"><text:tab/><text:tab/><text:tab/>((false false) true)</text:p>
      <text:p text:style-name="Standard"><text:tab/><text:tab/><text:tab/>True</text:p>
      <text:p text:style-name="Standard"/>
      <text:p text:style-name="Standard">3.3.4</text:p>
      <text:p text:style-name="Standard"><text:tab/>3.3.4.1</text:p>
      <text:p text:style-name="Standard"><text:tab/><text:tab/>A.</text:p>
      <text:p text:style-name="Standard"><text:tab/><text:tab/>λx. λy.(and (not x) (not y))</text:p>
      <text:p text:style-name="P2"><text:soft-page-break/>((λx. λy.(and (not x) (not y)) true) true)</text:p>
      <text:p text:style-name="P2">(and (not true) (not true))</text:p>
      <text:p text:style-name="P2">(and (not true) (not true))</text:p>
      <text:p text:style-name="P2">(and false false)</text:p>
      <text:p text:style-name="P2">false</text:p>
      <text:p text:style-name="P3"/>
      <text:p text:style-name="P2">((λx. λy.(and (not x) (not y)) false) true)</text:p>
      <text:p text:style-name="P2">(and (not false) (not true))</text:p>
      <text:p text:style-name="P2">(and true false)</text:p>
      <text:p text:style-name="P2">False</text:p>
      <text:p text:style-name="P3"><text:tab/></text:p>
      <text:p text:style-name="P3"><text:tab/>B.</text:p>
      <text:p text:style-name="P4">((λx. λy.(not (or x y)) true) true)</text:p>
      <text:p text:style-name="P4">(λy.(not (or true y)) true)</text:p>
      <text:p text:style-name="P4">(not (or true true))</text:p>
      <text:p text:style-name="P4">(not true)</text:p>
      <text:p text:style-name="P4">false</text:p>
      <text:p text:style-name="P4"/>
      <text:p text:style-name="P4">((λx. λy.(not (or x y)) false) true)</text:p>
      <text:p text:style-name="P4">(λy.(not (or false y)) true)</text:p>
      <text:p text:style-name="P4">(not (or false true))</text:p>
      <text:p text:style-name="P4">(not true)</text:p>
      <text:p text:style-name="P4">False</text:p>
      <text:p text:style-name="P3"/>
      <text:p text:style-name="P3">3.3.4.2</text:p>
      <text:p text:style-name="P3"><text:tab/>A.</text:p>
      <text:p text:style-name="P3"><text:tab/>((Implies true) true)</text:p>
      <text:p text:style-name="Standard"><text:tab/><text:tab/>((λa.λb((a b) true) true) true)</text:p>
      <text:p text:style-name="Standard"><text:tab/><text:tab/>(λb((true b) true) true)</text:p>
      <text:p text:style-name="Standard"><text:tab/><text:tab/>((true true) true)</text:p>
      <text:p text:style-name="Standard"><text:tab/><text:tab/>true</text:p>
      <text:p text:style-name="Standard"/>
      <text:p text:style-name="P3"/>
      <text:p text:style-name="P3"><text:tab/>((implies false) true)</text:p>
      <text:p text:style-name="Standard"><text:tab/><text:tab/>((λa.λb((a b) true) false) true)</text:p>
      <text:p text:style-name="Standard"><text:tab/><text:tab/>(λb((false b) true) true)</text:p>
      <text:p text:style-name="Standard"><text:tab/><text:tab/>((false true) true)</text:p>
      <text:p text:style-name="Standard"><text:tab/><text:tab/>True</text:p>
      <text:p text:style-name="Standard"/>
      <text:p text:style-name="Standard"><text:tab/><text:tab/>B.</text:p>
      <text:p text:style-name="Standard"><text:tab/><text:tab/>((λx.λy.(not (and x (not y))) true) true)</text:p>
      <text:p text:style-name="Standard"><text:tab/><text:tab/>(λy.(not (and true (not y))) true)</text:p>
      <text:p text:style-name="Standard"><text:tab/><text:tab/>(not (and true (not true)))</text:p>
      <text:p text:style-name="Standard"><text:tab/><text:tab/>(not (and true false))</text:p>
      <text:p text:style-name="Standard"><text:tab/><text:tab/>True</text:p>
      <text:p text:style-name="Standard"><text:tab/><text:tab/></text:p>
      <text:p text:style-name="Standard"><text:tab/><text:tab/>((λx.λy.(not (and x (not y))) false) true)</text:p>
      <text:p text:style-name="Standard"><text:tab/><text:tab/>(λy.(not (and false (not y))) true)</text:p>
      <text:p text:style-name="Standard"><text:tab/><text:tab/>(not (and false (not true)))</text:p>
      <text:p text:style-name="Standard"><text:soft-page-break/><text:tab/><text:tab/>(not (and false false))</text:p>
      <text:p text:style-name="Standard"><text:tab/><text:tab/>True</text:p>
      <text:p text:style-name="Standard"/>
      <text:p text:style-name="Standard"/>
      <text:p text:style-name="Standard">3.3.4.3</text:p>
      <text:p text:style-name="Standard"><text:tab/>(λx.(succ (pred x)) zero)</text:p>
      <text:p text:style-name="P3">(succ (pred zero))</text:p>
      <text:p text:style-name="P3">(λn.λs.((s false) n) (pred zero))</text:p>
      <text:p text:style-name="P3">λs.((s false) (pred zero))</text:p>
      <text:p text:style-name="P3">λs.((s false) (pred zero))</text:p>
      <text:p text:style-name="P3">λs.((s false) zero)</text:p>
      <text:p text:style-name="P3">one</text:p>
      <text:p text:style-name="P3"/>
      <text:p text:style-name="P3">(λx.(pred (succ x)) zero)</text:p>
      <text:p text:style-name="P3">(pred (succ zero))</text:p>
      <text:p text:style-name="P3">(λn.(((iszero n) zero) (n select-second)) (succ zero))</text:p>
      <text:p text:style-name="P3">(((iszero (succ zero)) zero) ((succ zero) select-second))</text:p>
      <text:p text:style-name="P3">(((λn.(n select-first)(succ zero)) zero) ((succ zero) select-second))</text:p>
      <text:p text:style-name="P3">((((succ zero) select-first) zero) ((succ zero) select-second))</text:p>
      <text:p text:style-name="P3">((((λn.λs.((s false) n) zero) select-first) zero) ((succ zero) select-second))</text:p>
      <text:p text:style-name="P3">(((λs.((s false) zero) select-first) zero) ((succ zero) select-second))</text:p>
      <text:p text:style-name="P3">((((select-first false) zero) zero) ((succ zero) select-second))</text:p>
      <text:p text:style-name="P3">((false zero) ((succ zero) select-second))</text:p>
      <text:p text:style-name="P3">((succ zero) select-second)</text:p>
      <text:p text:style-name="P3">((succ zero) select-second)</text:p>
      <text:p text:style-name="P3">λs.((s false) zero) false)</text:p>
      <text:p text:style-name="P3">((false false) zero)</text:p>
      <text:p text:style-name="P3">Zero</text:p>
      <text:p text:style-name="P3"/>
      <text:p text:style-name="P3">(λx.(succ (pred x)) one)</text:p>
      <text:p text:style-name="P3">(succ (pred one))</text:p>
      <text:p text:style-name="P3">(λn.λs.((s false) n) (pred one))</text:p>
      <text:p text:style-name="P3">λs.((s false) (pred one))</text:p>
      <text:p text:style-name="P3">λs.((s false) (pred one))</text:p>
      <text:p text:style-name="P3">λs.((s false) zero)</text:p>
      <text:p text:style-name="P3">one</text:p>
      <text:p text:style-name="P3"/>
      <text:p text:style-name="P3">(λx.(pred (succ x)) one)</text:p>
      <text:p text:style-name="P3">(pred (succ one))</text:p>
      <text:p text:style-name="P3">(λn.(((iszero n) zero) (n select-second)) (succ one))</text:p>
      <text:p text:style-name="P3">(((iszero (succ one)) zero) ((succ one) select-second))</text:p>
      <text:p text:style-name="P3">(((λn.(n select-first)(succ one)) zero) ((succ one) select-second))</text:p>
      <text:p text:style-name="P3">((((succ one) select-first) zero) ((succ one) select-second))</text:p>
      <text:p text:style-name="P3">((((λn.λs.((s false) n) one) select-first) zero) ((succ one) select-second))</text:p>
      <text:p text:style-name="P3">(((λs.((s false) one) select-first) zero) ((succ one) select-second))</text:p>
      <text:p text:style-name="P3">((((select-first false) one) zero) ((succ one) select-second))</text:p>
      <text:p text:style-name="P3">((false one) ((succ one) select-second))</text:p>
      <text:p text:style-name="P3">((succ one) select-second)</text:p>
      <text:p text:style-name="P3">((succ zero) select-second)</text:p>
      <text:p text:style-name="P3"><text:soft-page-break/>λs.((s false) one) false)</text:p>
      <text:p text:style-name="P3">((false false) one)</text:p>
      <text:p text:style-name="P3">One</text:p>
      <text:p text:style-name="P3"/>
      <text:p text:style-name="Standard">Week 3 ch. 4</text:p>
      <text:p text:style-name="Standard"/>
      <text:p text:style-name="Standard"><text:tab/>3.3.5</text:p>
      <text:p text:style-name="Standard"><text:tab/><text:tab/>sub one two =&gt;</text:p>
      <text:p text:style-name="Standard"><text:tab/><text:tab/>sub (pred one) (pred two) =&gt;</text:p>
      <text:p text:style-name="Standard"><text:tab/><text:tab/>sub (pred pred one)) (pred (pred two))</text:p>
      <text:p text:style-name="Standard"><text:tab/><text:tab/>sub zero zero</text:p>
      <text:p text:style-name="Standard"><text:tab/><text:tab/>zero</text:p>
      <text:p text:style-name="Standard"/>
      <text:p text:style-name="Standard"><text:tab/>3.3.6</text:p>
      <text:p text:style-name="Standard"><text:tab/><text:tab/>greater three two =&gt;</text:p>
      <text:p text:style-name="Standard"><text:tab/><text:tab/>not(iszero (sub three two))</text:p>
      <text:p text:style-name="Standard"><text:tab/><text:tab/>not(iszero (sub (pred three) (pred two))) =&gt;</text:p>
      <text:p text:style-name="Standard"><text:tab/><text:tab/>not (iszero (sub (pred (pred three)) (pred (pred two))))</text:p>
      <text:p text:style-name="Standard"><text:tab/><text:tab/>not (iszero one)</text:p>
      <text:p text:style-name="Standard">'<text:tab/><text:tab/>not false</text:p>
      <text:p text:style-name="Standard"><text:tab/><text:tab/>true</text:p>
      <text:p text:style-name="Standard"><text:tab/></text:p>
      <text:p text:style-name="Standard"><text:tab/><text:tab/>greater-or-equal three two</text:p>
      <text:p text:style-name="Standard"><text:tab/><text:tab/>iszero (sub two three) =&gt;</text:p>
      <text:p text:style-name="Standard"><text:tab/><text:tab/>iszero (sub (pred two) (pred three))</text:p>
      <text:p text:style-name="Standard"><text:tab/><text:tab/>iszero (sub (pred (pred two)) (pred (pred three)))</text:p>
      <text:p text:style-name="Standard"><text:tab/><text:tab/>iszero (sub (pred (pred (pred two))) (pred (pred (pred three))))</text:p>
      <text:p text:style-name="Standard"><text:tab/><text:tab/>iszero zero</text:p>
      <text:p text:style-name="Standard"><text:tab/><text:tab/>true</text:p>
      <text:p text:style-name="Standard"/>
      <text:p text:style-name="Standard"><text:tab/>3.3.7</text:p>
      <text:p text:style-name="Standard"><text:tab/><text:tab/>div nine four</text:p>
      <text:p text:style-name="Standard"><text:tab/><text:tab/>div1 nine four</text:p>
      <text:p text:style-name="Standard"><text:tab/><text:tab/>succ (div1 (sub nine four) four)</text:p>
      <text:p text:style-name="Standard"><text:tab/><text:tab/>succ (div1 (sub (pred nine) (pred four)) four)</text:p>
      <text:p text:style-name="Standard"><text:tab/><text:tab/>succ (div1 (sub (pred (pred)) (pred (pred four))) four)</text:p>
      <text:p text:style-name="Standard"><text:tab/><text:tab/>succ (div1 (sub (pred (pred (pred nine))) (pred (pred (pred four)))) four)</text:p>
      <text:p text:style-name="Standard"><text:tab/><text:tab/>succ (div1 (sub (pred (pred (pred (pred nine)))) (pred (pred (pred (pred four))))) four)</text:p>
      <text:p text:style-name="Standard"><text:tab/><text:tab/>succ (div1 five four)</text:p>
      <text:p text:style-name="Standard"><text:tab/><text:tab/>succ( succ (div1 (sub five four) four))</text:p>
      <text:p text:style-name="Standard"><text:tab/><text:tab/>succ( succ( div1 (sub (pred five) (pred four)) four))</text:p>
      <text:p text:style-name="Standard"><text:tab/><text:tab/>succ( succ( div1 (sub (pred (pred five)) (pred (pred four))) four)</text:p>
      <text:p text:style-name="Standard"><text:tab/><text:tab/>succ( succ( div1 (sub (pred (pred (pred five))) (pred (pred (pred four)))) four)</text:p>
      <text:p text:style-name="Standard"><text:tab/><text:tab/>succ( succ( div1 (sub (pred (pred (pred (pred five)))) (pred (pred (pred (pred four))))) four)</text:p>
      <text:p text:style-name="Standard"><text:tab/><text:tab/>succ( succ ( div1 (one four)))</text:p>
      <text:p text:style-name="Standard"><text:tab/><text:tab/>succ (succ (zero))</text:p>
      <text:p text:style-name="Standard"><text:tab/><text:tab/>two</text:p>
      <text:p text:style-name="Standard"/>
      <text:p text:style-name="Standard"><text:soft-page-break/><text:tab/>3.3.8</text:p>
      <text:p text:style-name="Standard"><text:tab/><text:tab/>sum three =&gt;</text:p>
      <text:p text:style-name="Standard"><text:tab/><text:tab/>recursive sum1 three =&gt;</text:p>
      <text:p text:style-name="Standard"><text:tab/><text:tab/>add three (add (pred three) (recursive sum1 (pred (pred three))))</text:p>
      <text:p text:style-name="Standard"><text:tab/><text:tab/><text:bookmark-start text:name="__DdeLink__374_727206668"/>add three (add (pred three) (add (pred (pred three) (recursive sum1 (pred (pred (pred <text:tab/><text:tab/><text:tab/>three)))))<text:bookmark-end text:name="__DdeLink__374_727206668"/></text:p>
      <text:p text:style-name="Standard"><text:tab/><text:tab/>six</text:p>
      <text:p text:style-name="Standard"/>
      <text:p text:style-name="Standard"><text:tab/>3.3.9</text:p>
      <text:p text:style-name="Standard"><text:tab/><text:tab/>def fun-sum1 f x y = </text:p>
      <text:p text:style-name="Standard"><text:tab/><text:tab/>if iszero y</text:p>
      <text:p text:style-name="Standard"><text:tab/><text:tab/>then zero</text:p>
      <text:p text:style-name="Standard"><text:tab/><text:tab/>else add x y (f u (pred n))</text:p>
      <text:p text:style-name="Standard"><text:tab/></text:p>
      <text:p text:style-name="Standard"><text:tab/><text:tab/>def fun-sum = recursive fun-sum1</text:p>
      <text:p text:style-name="Standard"><text:tab/></text:p>
      <text:p text:style-name="Standard"><text:tab/>3.3.10</text:p>
      <text:p text:style-name="Standard"><text:tab/></text:p>
      <text:p text:style-name="Standard"><text:tab/><text:tab/>def less x y = </text:p>
      <text:p text:style-name="Standard"><text:tab/><text:tab/>not (iszero (sub y x))</text:p>
      <text:p text:style-name="Standard"><text:tab/><text:tab/></text:p>
      <text:p text:style-name="Standard"><text:tab/><text:tab/>def less-or-equal x y = </text:p>
      <text:p text:style-name="Standard"><text:tab/><text:tab/>isZero (sub x y)</text:p>
      <text:p text:style-name="Standard"><text:tab/></text:p>
      <text:p text:style-name="Standard"><text:tab/><text:tab/>3.3.10.2</text:p>
      <text:p text:style-name="Standard"><text:tab/><text:tab/><text:tab/></text:p>
      <text:p text:style-name="Standard"><text:tab/><text:tab/><text:tab/>less three two =&gt;</text:p>
      <text:p text:style-name="Standard"><text:tab/><text:tab/><text:tab/>not (iszero (sub three two)) =&gt;</text:p>
      <text:p text:style-name="Standard"><text:tab/><text:tab/><text:tab/>not (iszero (sub (pred three) (pred two))) =&gt;</text:p>
      <text:p text:style-name="Standard"><text:tab/><text:tab/><text:tab/>not (iszero (sub (pred (pred three)) (pred (pred two))))</text:p>
      <text:p text:style-name="Standard"><text:tab/><text:tab/><text:tab/>not (iszero one)</text:p>
      <text:p text:style-name="Standard"><text:tab/><text:tab/><text:tab/>not false</text:p>
      <text:p text:style-name="Standard"><text:tab/><text:tab/><text:tab/>true</text:p>
      <text:p text:style-name="Standard"/>
      <text:p text:style-name="Standard"/>
      <text:p text:style-name="Standard"><text:tab/><text:tab/>3.3.10.3</text:p>
      <text:p text:style-name="Standard"><text:tab/><text:tab/><text:tab/></text:p>
      <text:p text:style-name="Standard"><text:tab/><text:tab/><text:tab/><text:bookmark-start text:name="__DdeLink__377_727206668"/>less two three =&gt;</text:p>
      <text:p text:style-name="Standard"><text:tab/><text:tab/><text:tab/>not (iszero (sub two three)) =&gt;</text:p>
      <text:p text:style-name="Standard"><text:tab/><text:tab/><text:tab/>not (iszero (sub (pred two) (pred three))) =&gt;</text:p>
      <text:p text:style-name="Standard"><text:tab/><text:tab/><text:tab/>not (iszero (sub (pred (pred two)) (pred (pred three))))</text:p>
      <text:p text:style-name="Standard"><text:tab/><text:tab/><text:tab/>not (iszero (sub (pred (pred (pred two))) (pred (pred (pred three)))))</text:p>
      <text:p text:style-name="Standard"><text:tab/><text:tab/><text:tab/>not (iszero zero)</text:p>
      <text:p text:style-name="Standard"><text:tab/><text:tab/><text:tab/>not true</text:p>
      <text:p text:style-name="Standard"><text:tab/><text:tab/><text:tab/>false<text:bookmark-end text:name="__DdeLink__377_727206668"/></text:p>
      <text:p text:style-name="Standard"><text:tab/><text:tab/><text:tab/></text:p>
      <text:p text:style-name="Standard"><text:tab/><text:tab/>3.3.10.4</text:p>
      <text:p text:style-name="Standard"><text:tab/><text:tab/><text:tab/>less-or-equal two three</text:p>
      <text:p text:style-name="Standard"><text:tab/><text:tab/><text:tab/>iszero (sub two three)</text:p>
      <text:p text:style-name="Standard"><text:soft-page-break/><text:tab/><text:tab/><text:tab/>iszero (sub (pred two) (pred three))</text:p>
      <text:p text:style-name="Standard"><text:tab/><text:tab/><text:tab/>iszero (sub (pred (pred two)) (pred (pred three)))</text:p>
      <text:p text:style-name="Standard"><text:tab/><text:tab/><text:tab/>iszero (sub (pred (pred (pred two))) (pred (pred (pred three))))</text:p>
      <text:p text:style-name="Standard"><text:tab/><text:tab/><text:tab/>izero zero</text:p>
      <text:p text:style-name="Standard"><text:tab/><text:tab/><text:tab/>true</text:p>
      <text:p text:style-name="Standard"><text:tab/><text:tab/><text:tab/></text:p>
      <text:p text:style-name="Standard"><text:tab/><text:tab/><text:tab/></text:p>
      <text:p text:style-name="Standard"><text:tab/><text:tab/><text:tab/></text:p>
      <text:p text:style-name="Standard"><text:tab/><text:tab/></text:p>
      <text:p text:style-name="Standard"><text:tab/><text:tab/></text:p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28in" svg:stroke-color="#385d8a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n" fo:country="US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en" fo:country="U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fo:hyphenation-ladder-count="no-limit" fo:keep-with-next="always"/>
      <style:text-properties style:font-name="Arial" fo:font-size="14pt" style:font-name-asian="Microsoft YaHei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835in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Date" style:family="paragraph" style:parent-style-name="Normal" style:next-style-name="Normal">
      <style:paragraph-properties fo:hyphenation-ladder-count="no-limit"/>
      <style:text-properties style:font-size-complex="10.5pt" fo:hyphenate="false"/>
    </style:style>
    <style:style style:name="Default_20_Paragraph_20_Font" style:display-name="Default Paragraph Font" style:family="text"/>
    <style:style style:name="Date_20_Char" style:display-name="Date Char" style:family="text" style:parent-style-name="Default_20_Paragraph_20_Font">
      <style:text-properties style:font-size-complex="10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initial-creator>Dan Scarafoni</meta:initial-creator>
    <meta:creation-date>2012-11-15T20:04:00Z</meta:creation-date>
    <dc:date>2012-11-28T19:20:32</dc:date>
    <meta:editing-cycles>5</meta:editing-cycles>
    <meta:editing-duration>PT8H14M26S</meta:editing-duration>
    <meta:print-date>2012-11-28T19:18:10</meta:print-date>
    <meta:document-statistic meta:table-count="0" meta:image-count="0" meta:object-count="0" meta:page-count="6" meta:paragraph-count="226" meta:word-count="959" meta:character-count="6418" meta:non-whitespace-character-count="5351"/>
    <meta:template xlink:type="simple" xlink:actuate="onRequest" xlink:title="" xlink:href="Normal"/>
  </office:meta>
</office:document-meta>
</file>